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@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http://jkdjkjgf.com/" xlink:type="simple">http://jkdjkjgf.com</text:a>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8:57:47.269438497</dc:date>
    <meta:editing-duration>PT2H19M2S</meta:editing-duration>
    <meta:editing-cycles>16</meta:editing-cycles>
    <meta:generator>LibreOffice/4.2.7.2$Linux_X86_64 LibreOffice_project/420m0$Build-2</meta:generator>
    <meta:document-statistic meta:table-count="1" meta:cell-count="180" meta:object-count="0"/>
  </office:meta>
</office:document-meta>
</file>